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87513888888889cm" style:use-optimal-column-width="true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2.04611111111111cm" style:use-optimal-column-width="true"/>
    </style:style>
    <style:style style:name="co4" style:family="table-column">
      <style:table-column-properties fo:break-before="auto" style:column-width="3.08680555555556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4_sps_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Family</text:p>
          </table:table-cell>
          <table:table-cell office:value-type="string" table:style-name="ce2">
            <text:p>Species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Source Tra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gilidae</text:p>
          </table:table-cell>
          <table:table-cell office:value-type="string" table:style-name="ce2">
            <text:p>Dajaus monticola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Algansea tincella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dontichthys zonisti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ophorus robust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toca catarinae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toca diaz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toca dugesi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toca maculata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acidae</text:p>
          </table:table-cell>
          <table:table-cell office:value-type="string" table:style-name="ce2">
            <text:p>Astyanax aene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acidae</text:p>
          </table:table-cell>
          <table:table-cell office:value-type="string" table:style-name="ce2">
            <text:p>Astyanax mexican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taeniobius tower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Chapalichthys encaust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Chapalichthys pardali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Characodon laterali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rioja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Cichlasoma istlanum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yprinodontidae</text:p>
          </table:table-cell>
          <table:table-cell office:value-type="string" table:style-name="ce2">
            <text:p>Cyprinodon meek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Gambusia senili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Girardinichthys multiradiat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Girardinichthys vivipar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Goodea atripinni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Hubbsina turner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Ilyodon furciden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Ilyodon white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Nosferatu barton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Notropis calienti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a butler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a sphenop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infan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turrubarensi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Skiffia bilineata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Tampichthys dichroma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Xenoophorus captivu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Xenotoca eiseni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Xenotoca melanosoma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Xenotoca variata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Zoogoneticus quitzeoensis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dontichthys tamazulae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Characodon audax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jordani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tostomidae</text:p>
          </table:table-cell>
          <table:table-cell office:value-type="string" table:style-name="ce2">
            <text:p>Moxostoma austrinum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baenschi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turneri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biidae</text:p>
          </table:table-cell>
          <table:table-cell office:value-type="string" table:style-name="ce2">
            <text:p>Sicydium multipunctatum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Skiffia lermae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Xenotaenia resolanae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acidae</text:p>
          </table:table-cell>
          <table:table-cell office:value-type="string" table:style-name="ce2">
            <text:p>Astyanax sp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Av.<text:s/><text:span text:style-name="T2">A. aeneus</text:span><text:s/>&amp;<text:s/><text:span text:style-name="T2">A. mexicanus</text:span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sp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Av.<text:s/><text:span text:style-name="T2">C. aculeatum</text:span>,<text:s/><text:span text:style-name="T2">C. arge</text:span>,<text:s/><text:span text:style-name="T2">C. chapalae</text:span>,<text:s/><text:span text:style-name="T2">C. riojai</text:span>,<text:s/><text:span text:style-name="T2">C. charari,</text:span><text:s/><text:span text:style-name="T2">C. consocium</text:span>,<text:s/><text:span text:style-name="T2">C. humboldtianum</text:span>,<text:span text:style-name="T2"><text:s/>C. jordani &amp; C. labarcae</text:span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Gila sp</text:p>
          </table:table-cell>
          <table:table-cell office:value-type="string" table:style-name="ce2">
            <text:p>NR</text:p>
          </table:table-cell>
          <table:table-cell office:value-type="string" table:style-name="ce1">
            <text:p>Av.<text:s/><text:span text:style-name="T2">Gila modesta</text:span>,<text:s/><text:span text:style-name="T2">Gila pulchra</text:span>,<text:s/><text:span text:style-name="T2">Gila minacae</text:span><text:s/>&amp;<text:s/><text:span text:style-name="T2">Gila conspersa</text:span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Amatitlania nigrofasciata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Astatotilapia burtoni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Gambusia yucatana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a mexicana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a reticulata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gracilis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seudoxiphophorus bimaculatus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Xiphophorus hellerii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Xiphophorus maculatus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seudoxiphophorus jonesii</text:p>
          </table:table-cell>
          <table:table-cell office:value-type="string" table:style-name="ce2">
            <text:p>IB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Xiphophorus variatus</text:p>
          </table:table-cell>
          <table:table-cell office:value-type="string" table:style-name="ce2">
            <text:p>IB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a sp</text:p>
          </table:table-cell>
          <table:table-cell office:value-type="string" table:style-name="ce2">
            <text:p>IB</text:p>
          </table:table-cell>
          <table:table-cell office:value-type="string" table:style-name="ce1">
            <text:p>Av.<text:s/><text:span text:style-name="T2">P. butleri, P. mexicana, P. reticulata, P. sphenops &amp; P. chica</text:span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sp</text:p>
          </table:table-cell>
          <table:table-cell office:value-type="string" table:style-name="ce2">
            <text:p>IB</text:p>
          </table:table-cell>
          <table:table-cell office:value-type="string" table:style-name="ce1">
            <text:p>Av.<text:s/><text:span text:style-name="T2">P. balsas, P. gracilis, P. infans, P. turrubarensis, P. viriosa, P. baenschi &amp; P. turneri</text:span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seudoxiphophorus sp</text:p>
          </table:table-cell>
          <table:table-cell office:value-type="string" table:style-name="ce2">
            <text:p>IB</text:p>
          </table:table-cell>
          <table:table-cell office:value-type="string" table:style-name="ce1">
            <text:p>Av.<text:s/><text:span text:style-name="T2">P. jonesii<text:s/></text:span>&amp;<text:s/><text:span text:style-name="T2">P. bimaculatus</text:span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yprinidae</text:p>
          </table:table-cell>
          <table:table-cell office:value-type="string" table:style-name="ce2">
            <text:p>Cyprinus carpio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ntrarchidae</text:p>
          </table:table-cell>
          <table:table-cell office:value-type="string" table:style-name="ce2">
            <text:p>Lepomis macrochirus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ntrarchidae</text:p>
          </table:table-cell>
          <table:table-cell office:value-type="string" table:style-name="ce2">
            <text:p>Micropterus salmoides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Oreochromis aureus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Oreochromis mossambicus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Oreochromis niloticus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ntrarchidae</text:p>
          </table:table-cell>
          <table:table-cell office:value-type="string" table:style-name="ce2">
            <text:p>Pomoxis nigromaculatus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Oreochromis sp</text:p>
          </table:table-cell>
          <table:table-cell office:value-type="string" table:style-name="ce2">
            <text:p>IA</text:p>
          </table:table-cell>
          <table:table-cell office:value-type="string" table:style-name="ce1">
            <text:p>Av.<text:s/><text:span text:style-name="T2">O. mossambicus, O. aureus</text:span><text:s/>&amp;<text:s/><text:span text:style-name="T2">O. niloticus</text:span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Algansea aphane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Algansea monticol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dontichthys hubbsi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dontichthys polylepi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toca goslinei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aculeatum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arg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chapala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biesocidae</text:p>
          </table:table-cell>
          <table:table-cell office:value-type="string" table:style-name="ce2">
            <text:p>Gobiesox fluviatili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ctaluridae</text:p>
          </table:table-cell>
          <table:table-cell office:value-type="string" table:style-name="ce2">
            <text:p>Ictalurus dugesii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Mayaheros beani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chlidae</text:p>
          </table:table-cell>
          <table:table-cell office:value-type="string" table:style-name="ce2">
            <text:p>Nosferatu labriden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Notropis ameca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balsa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opsis virios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Tampichthys mandibulari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Yuriria alt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rosse et al., 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Algansea popoche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eidae</text:p>
          </table:table-cell>
          <table:table-cell office:value-type="string" table:style-name="ce2">
            <text:p>Allotoca zacapuensis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Atherinella balsana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Aztecula sallaei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charari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consocium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humboldtianum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herinopsidae</text:p>
          </table:table-cell>
          <table:table-cell office:value-type="string" table:style-name="ce2">
            <text:p>Chirostoma labarcae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ctaluridae</text:p>
          </table:table-cell>
          <table:table-cell office:value-type="string" table:style-name="ce2">
            <text:p>Ictalurus mexicanus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Notropis boucardi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eciliidae</text:p>
          </table:table-cell>
          <table:table-cell office:value-type="string" table:style-name="ce2">
            <text:p>Poecilia chica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uciscidae</text:p>
          </table:table-cell>
          <table:table-cell office:value-type="string" table:style-name="ce2">
            <text:p>Yuriria chapalae</text:p>
          </table:table-cell>
          <table:table-cell office:value-type="string" table:style-name="ce2">
            <text:p>E</text:p>
          </table:table-cell>
          <table:table-cell office:value-type="string" table:style-name="ce1">
            <text:p>Present study</text:p>
          </table:table-cell>
          <table:table-cell table:number-columns-repeated="16380"/>
        </table:table-row>
        <table:table-row table:number-rows-repeated="1048475" table:style-name="ro1">
          <table:table-cell table:number-columns-repeated="16384"/>
        </table:table-row>
      </table:table>
      <table:table table:name="Sheet1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4_sps_list.A1:S4_sps_list.D102" table:name="S4_sps_list" table:on-update-keep-size="false" table:on-update-keep-styles="true" table:refresh-delay="false">
          <table:database-source-sql table:database-name="Provider=Microsoft.Mashup.OleDb.1;Data Source=$Workbook$;Location=S4_sps_list;Extended Properties=&quot;&quot;" table:sql-statement="SELECT * FROM [S4_sps_list]"/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Usuario</meta:initial-creator>
    <dc:creator>Usuario</dc:creator>
    <meta:creation-date>2022-11-13T13:37:54Z</meta:creation-date>
    <dc:date>2022-11-13T13:51:07Z</dc:date>
  </office:meta>
</office:document-meta>
</file>